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999cm" svg:height="8.999cm" svg:x="0.041cm" svg:y="0.91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7-23T17:55:08.098467670</dc:date>
    <meta:editing-duration>PT2M33S</meta:editing-duration>
    <meta:editing-cycles>15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